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fc25d" officeooo:paragraph-rsid="001fc25d"/>
    </style:style>
    <style:style style:name="P2" style:family="paragraph" style:parent-style-name="Standard">
      <style:text-properties officeooo:rsid="0020578d" officeooo:paragraph-rsid="0020578d"/>
    </style:style>
    <style:style style:name="P3" style:family="paragraph" style:parent-style-name="Standard">
      <style:text-properties officeooo:rsid="0021588e" officeooo:paragraph-rsid="0021588e"/>
    </style:style>
    <style:style style:name="P4" style:family="paragraph" style:parent-style-name="Standard">
      <style:text-properties officeooo:rsid="00222972" officeooo:paragraph-rsid="00222972"/>
    </style:style>
    <style:style style:name="T1" style:family="text">
      <style:text-properties officeooo:rsid="0021588e"/>
    </style:style>
    <style:style style:name="T2" style:family="text">
      <style:text-properties officeooo:rsid="0022a4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Selecciona les últimes comandes de cada client. Mostra el nom del client i totes les dades de la comanda.</text:p>
      <text:p text:style-name="P1">Fes una versió sense joins (només amb subqueries) <text:s/>i una versió amb joins+subqueries.</text:p>
      <text:p text:style-name="P1"/>
      <text:p text:style-name="P1">Res: 15 comandes diferents</text:p>
      <text:p text:style-name="P1"/>
      <text:p text:style-name="P1">clie | fecha_pedido </text:p>
      <text:p text:style-name="P1">------+--------------</text:p>
      <text:p text:style-name="P1"><text:s/>2101 | 1990-01-03</text:p>
      <text:p text:style-name="P1"><text:s/>2102 | 1989-10-12</text:p>
      <text:p text:style-name="P1"><text:s/>2103 | 1989-12-17</text:p>
      <text:p text:style-name="P1"><text:s/>2103 | 1989-12-27</text:p>
      <text:p text:style-name="P1"><text:s/>2103 | 1989-12-31</text:p>
      <text:p text:style-name="P1"><text:s/>2103 | 1990-01-22</text:p>
      <text:p text:style-name="P1"><text:s/>2106 | 1989-01-04</text:p>
      <text:p text:style-name="P1"><text:s/>2106 | 1990-02-27</text:p>
      <text:p text:style-name="P1"><text:s/>2107 | 1990-01-29</text:p>
      <text:p text:style-name="P1"><text:s/>2107 | 1990-01-30</text:p>
      <text:p text:style-name="P1"><text:s/>2108 | 1990-01-25</text:p>
      <text:p text:style-name="P1"><text:s/>2108 | 1990-02-15</text:p>
      <text:p text:style-name="P1"><text:s/>2108 | 1990-02-23</text:p>
      <text:p text:style-name="P1"><text:s/>2109 | 1990-03-02</text:p>
      <text:p text:style-name="P1"><text:s/>2111 | 1989-12-12</text:p>
      <text:p text:style-name="P1"><text:s/>2111 | 1990-01-11</text:p>
      <text:p text:style-name="P1"><text:s/>2111 | 1990-02-18</text:p>
      <text:p text:style-name="P1"><text:s/>2112 | 1990-01-08</text:p>
      <text:p text:style-name="P1"><text:s/>2112 | 1990-02-02</text:p>
      <text:p text:style-name="P1"><text:s/>2113 | 1990-02-02</text:p>
      <text:p text:style-name="P1"><text:s/>2114 | 1989-10-12</text:p>
      <text:p text:style-name="P1"><text:s/>2114 | 1990-01-20</text:p>
      <text:p text:style-name="P1"><text:s/>2117 | 2015-09-27</text:p>
      <text:p text:style-name="P1"><text:s/>2118 | 1989-11-04</text:p>
      <text:p text:style-name="P1"><text:s/>2118 | 1990-01-14</text:p>
      <text:p text:style-name="P1"><text:s/>2118 | 1990-02-10</text:p>
      <text:p text:style-name="P1"><text:s/>2118 | 1990-02-10</text:p>
      <text:p text:style-name="P1"><text:s/>2120 | 1990-02-10</text:p>
      <text:p text:style-name="P1"><text:s/>2124 | 1990-01-08</text:p>
      <text:p text:style-name="P1"><text:s/>2124 | 1990-02-24</text:p>
      <text:p text:style-name="P1"/>
      <text:p text:style-name="P1">2- Selecciona les comandes amb import més alt que s'ha fet de cada fabricant. Mostra totes les dades del fabricant. </text:p>
      <text:p text:style-name="P1">Fes una versió sense joins (només amb subqueries) <text:s/>i una versió amb joins+subqueries.</text:p>
      <text:p text:style-name="P1"/>
      <text:p text:style-name="P1">Res: 6 comandes diferents</text:p>
      <text:p text:style-name="P1"/>
      <text:p text:style-name="P1">fab | importe <text:s/></text:p>
      <text:p text:style-name="P1">-----+----------</text:p>
      <text:p text:style-name="P1"><text:s/>aci | <text:s text:c="2"/>150.00</text:p>
      <text:p text:style-name="P1"><text:s/>aci | <text:s text:c="2"/>600.00</text:p>
      <text:p text:style-name="P1"><text:soft-page-break/><text:s/>aci | <text:s text:c="2"/>702.00</text:p>
      <text:p text:style-name="P1"><text:s/>aci | <text:s text:c="2"/>760.00</text:p>
      <text:p text:style-name="P1"><text:s/>aci | <text:s/>3276.00</text:p>
      <text:p text:style-name="P1"><text:s/>aci | <text:s/>3745.00</text:p>
      <text:p text:style-name="P1"><text:s/>aci | <text:s/>3978.00</text:p>
      <text:p text:style-name="P1"><text:s/>aci | <text:s/>4104.00</text:p>
      <text:p text:style-name="P1"><text:s/>aci | 15000.00</text:p>
      <text:p text:style-name="P1"><text:s/>aci | 22500.00</text:p>
      <text:p text:style-name="P1"><text:s/>aci | 27500.00</text:p>
      <text:p text:style-name="P1"><text:s/>bic | <text:s text:c="2"/>652.00</text:p>
      <text:p text:style-name="P1"><text:s/>bic | <text:s text:c="2"/>652.00</text:p>
      <text:p text:style-name="P1"><text:s/>fea | <text:s/>1458.00</text:p>
      <text:p text:style-name="P1"><text:s/>fea | <text:s/>1480.00</text:p>
      <text:p text:style-name="P1"><text:s/>fea | <text:s/>2430.00</text:p>
      <text:p text:style-name="P1"><text:s/>imm | <text:s/>2925.00</text:p>
      <text:p text:style-name="P1"><text:s/>imm | <text:s/>3750.00</text:p>
      <text:p text:style-name="P1"><text:s/>imm | <text:s/>5625.00</text:p>
      <text:p text:style-name="P1"><text:s/>imm | 31350.00</text:p>
      <text:p text:style-name="P1"><text:s/>qsa | <text:s text:c="2"/>776.00</text:p>
      <text:p text:style-name="P1"><text:s/>qsa | <text:s/>1420.00</text:p>
      <text:p text:style-name="P1"><text:s/>qsa | <text:s/>2130.00</text:p>
      <text:p text:style-name="P1"><text:s/>qsa | <text:s/>7100.00</text:p>
      <text:p text:style-name="P1"><text:s/>rei | <text:s text:c="2"/>632.00</text:p>
      <text:p text:style-name="P1"><text:s/>rei | <text:s/>1896.00</text:p>
      <text:p text:style-name="P1"><text:s/>rei | <text:s/>2100.00</text:p>
      <text:p text:style-name="P1"><text:s/>rei | 22500.00</text:p>
      <text:p text:style-name="P1"><text:s/>rei | 31500.00</text:p>
      <text:p text:style-name="P1"><text:s/>rei | 45000.00</text:p>
      <text:p text:style-name="P1"/>
      <text:p text:style-name="P2">3-Quins són els representants de ventes que han venut el producte menys venut.</text:p>
      <text:p text:style-name="P2"/>
      <text:p text:style-name="P3">Del producte menys venut s'han fet 2 comandes d'1 unitat cadascuna.</text:p>
      <text:p text:style-name="P1"/>
      <text:p text:style-name="P4">4- Llista els representants que han venut el producte més car de tots, les comandes que han fet d'aquest producte i el total de quantitat i d'import d'aquestes comandes.</text:p>
      <text:p text:style-name="P4"/>
      <text:p text:style-name="P4">Del producte més car s'han fet 4 comandes</text:p>
      <text:p text:style-name="P4"/>
      <text:p text:style-name="P4"/>
      <text:p text:style-name="P4">5- <text:span text:style-name="T2">Llista els representants que han fet comandes als clients amb el limit de crèdit màxim i amb un nom que comenci per 'B', 'D', 'F', 'H', 'J' i no contingui ni 'a', ni 'i' ni 'u'.</text:span></text:p>
      <text:p text:style-name="P1"/>
      <text:p text:style-name="P2"><text:span text:style-name="T1">6)</text:span>Extra<text:span text:style-name="T1">)</text:span> : Llistar les parelles de comandes amb un import igual :</text:p>
      <text:p text:style-name="P1"/>
      <text:p text:style-name="P2">select num_pedido, importe, (select num_pedido from pedidos b where b.importe = a.importe and a.num_pedido&lt;&gt;b.num_pedido), importe from pedidos a WHERE importe IN (select importe from pedidos b where b.importe = a.importe and a.num_pedido&lt;&gt;b.num_pedido) order by importe;</text:p>
      <text:p text:style-name="P2"><text:s/>num_pedido | importe <text:s/>| num_pedido | importe <text:s/></text:p>
      <text:p text:style-name="P2">------------+----------+------------+----------</text:p>
      <text:p text:style-name="P2"><text:soft-page-break/><text:s text:c="5"/>113013 | <text:s text:c="2"/>652.00 | <text:s text:c="4"/>112997 | <text:s text:c="2"/>652.00</text:p>
      <text:p text:style-name="P2"><text:s text:c="5"/>112997 | <text:s text:c="2"/>652.00 | <text:s text:c="4"/>113013 | <text:s text:c="2"/>652.00</text:p>
      <text:p text:style-name="P2"><text:s text:c="5"/>110036 | 22500.00 | <text:s text:c="4"/>113042 | 22500.00</text:p>
      <text:p text:style-name="P2"><text:s text:c="5"/>113042 | 22500.00 | <text:s text:c="4"/>110036 | 22500.00</text:p>
      <text:p text:style-name="P2">(4 row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6-01-27T19:26:06.539706006</meta:creation-date>
    <dc:date>2016-01-27T20:32:51.163709160</dc:date>
    <dc:creator>guest </dc:creator>
    <meta:editing-duration>PT5M42S</meta:editing-duration>
    <meta:editing-cycles>1</meta:editing-cycles>
    <meta:document-statistic meta:table-count="0" meta:image-count="0" meta:object-count="0" meta:page-count="3" meta:paragraph-count="84" meta:word-count="450" meta:character-count="2664" meta:non-whitespace-character-count="2158"/>
    <meta:generator>LibreOffice/4.3.2.2.0$Linux_x86 LibreOffice_project/430$Build-2</meta:generator>
  </office:meta>
</office:document-meta>
</file>